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74pt solid #000000"/>
    </style:style>
    <style:style style:name="ce2" style:family="table-cell" style:parent-style-name="Default">
      <style:table-cell-properties fo:background-color="#ffbf00" fo:border="0.74pt solid #000000"/>
    </style:style>
    <style:style style:name="ce3" style:family="table-cell" style:parent-style-name="Default">
      <style:table-cell-properties fo:background-color="#729fcf" fo:border="0.74pt solid #000000"/>
    </style:style>
    <style:style style:name="ce4" style:family="table-cell" style:parent-style-name="Default">
      <style:table-cell-properties fo:background-color="#ffaa95" fo:border="0.74pt solid #000000"/>
    </style:style>
    <style:style style:name="ce5" style:family="table-cell" style:parent-style-name="Default">
      <style:table-cell-properties fo:background-color="#b7b3ca" fo:border="0.74pt solid #000000"/>
    </style:style>
    <style:style style:name="ce6" style:family="table-cell" style:parent-style-name="Default">
      <style:table-cell-properties fo:background-color="#ffffa6" fo:border="0.74pt solid #000000"/>
    </style:style>
    <style:style style:name="ce7" style:family="table-cell" style:parent-style-name="Default">
      <style:table-cell-properties fo:background-color="#b2b2b2" fo:border="0.74pt solid #000000"/>
    </style:style>
    <style:style style:name="ce8" style:family="table-cell" style:parent-style-name="Default">
      <style:table-cell-properties fo:background-color="#bf819e" fo:border="0.74pt solid #000000"/>
    </style:style>
    <style:style style:name="ce9" style:family="table-cell" style:parent-style-name="Default">
      <style:table-cell-properties fo:background-color="#afd095" fo:border="0.74pt solid #000000"/>
    </style:style>
    <style:style style:name="ce10" style:family="table-cell" style:parent-style-name="Default">
      <style:table-cell-properties fo:background-color="#b8e7f3" fo:border="0.74pt solid #000000"/>
    </style:style>
    <style:style style:name="gr1" style:family="graphic" style:parent-style-name="Default">
      <style:graphic-properties draw:marker-start="Arrowheads_20_2" draw:textarea-horizontal-align="justify" draw:textarea-vertical-align="middle" draw:auto-grow-height="false" fo:min-height="0.3197in" fo:min-width="0.9843in" loext:decorative="false"/>
      <style:paragraph-properties style:writing-mode="lr-tb" fo:text-align="center"/>
    </style:style>
    <style:style style:name="gr2" style:family="graphic" style:parent-style-name="Default">
      <style:graphic-properties draw:marker-start="Circle" draw:marker-start-width="0.0787in" draw:marker-end="Arrow" draw:marker-end-width="0.0787in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svg:stroke-color="#000000" draw:fill-color="#ffffff" draw:textarea-horizontal-align="justify" draw:textarea-vertical-align="middle" draw:auto-grow-height="false" fo:min-height="0.237in" fo:min-width="0.4756in" loext:decorative="false"/>
      <style:paragraph-properties style:writing-mode="lr-tb"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3197in" fo:min-width="0.9843in" loext:decorative="false"/>
      <style:paragraph-properties style:writing-mode="lr-tb"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3205in" fo:min-width="0.9843in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0626in" svg:height="0.3449in" svg:x="7.9571in" svg:y="1.0563in">
            <text:p text:style-name="P1">mov rax, 1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z-index="12" draw:name="Line 1" draw:style-name="gr2" draw:text-style-name="P1" svg:x1="8.9665in" svg:y1="1.3701in" svg:x2="9.3783in" svg:y2="1.7673in">
            <text:p/>
          </draw:line>
          <draw:line draw:z-index="13" draw:name="Line 2" draw:style-name="gr2" draw:text-style-name="P1" svg:x1="10.0181in" svg:y1="1.4118in" svg:x2="9.8122in" svg:y2="1.7673in">
            <text:p/>
          </draw:line>
          <draw:line draw:z-index="14" draw:name="Vertical line 7" draw:style-name="gr2" draw:text-style-name="P1" svg:x1="9.6488in" svg:y1="2.102in" svg:x2="9.6488in" svg:y2="2.4783in">
            <text:p/>
          </draw:line>
          <draw:line draw:z-index="15" draw:name="Line 3" draw:style-name="gr2" draw:text-style-name="P1" svg:x1="10.4618in" svg:y1="1.422in" svg:x2="10.4618in" svg:y2="3.1685in">
            <text:p/>
          </draw:line>
          <draw:line draw:z-index="16" draw:name="Line 4" draw:style-name="gr2" draw:text-style-name="P1" svg:x1="9.7248in" svg:y1="2.8339in" svg:x2="10.0071in" svg:y2="3.1894in">
            <text:p/>
          </draw:line>
          <draw:line draw:z-index="17" draw:name="Line 5" draw:style-name="gr2" draw:text-style-name="P1" svg:x1="10.9937in" svg:y1="1.3909in" svg:x2="11.7961in" svg:y2="1.7992in">
            <text:p/>
          </draw:line>
          <draw:line draw:z-index="18" draw:name="Line 9" draw:style-name="gr2" draw:text-style-name="P1" svg:x1="12.3051in" svg:y1="2.102in" svg:x2="12.3157in" svg:y2="2.4992in">
            <text:p/>
          </draw:line>
          <draw:line draw:z-index="19" draw:name="Line 10" draw:style-name="gr2" draw:text-style-name="P1" svg:x1="12.2941in" svg:y1="2.8236in" svg:x2="12.7709in" svg:y2="3.1894in">
            <text:p/>
          </draw:line>
          <draw:line draw:z-index="20" draw:name="Line 11" draw:style-name="gr2" draw:text-style-name="P1" svg:x1="13.4543in" svg:y1="1.4012in" svg:x2="13.4543in" svg:y2="3.1894in">
            <text:p/>
          </draw:line>
          <draw:line draw:z-index="21" draw:name="Line 12" draw:style-name="gr2" draw:text-style-name="P1" svg:x1="14.311in" svg:y1="1.3701in" svg:x2="14.5598in" svg:y2="1.7673in">
            <text:p/>
          </draw:line>
          <draw:line draw:z-index="22" draw:name="Line 13" draw:style-name="gr2" draw:text-style-name="P1" svg:x1="15.189in" svg:y1="1.3803in" svg:x2="14.939in" svg:y2="1.7567in">
            <text:p/>
          </draw:line>
          <draw:line draw:z-index="23" draw:name="Line 14" draw:style-name="gr2" draw:text-style-name="P1" svg:x1="10.5594in" svg:y1="3.5453in" svg:x2="11.1996in" svg:y2="3.911in">
            <text:p/>
          </draw:line>
          <draw:line draw:z-index="24" draw:name="Line 15" draw:style-name="gr2" draw:text-style-name="P1" svg:x1="13.0744in" svg:y1="3.535in" svg:x2="12.2291in" svg:y2="3.911in">
            <text:p/>
          </draw:line>
          <draw:custom-shape draw:z-index="25" draw:name="Shape 13" draw:style-name="gr3" draw:text-style-name="P2" svg:width="0.6717in" svg:height="0.3346in" svg:x="6.7232in" svg:y="1.0661in">
            <text:p text:style-name="P1">Cycle 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Source 0</text:p>
          </table:table-cell>
          <table:table-cell office:value-type="string" calcext:value-type="string">
            <text:p>Source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 rax, 1</text:p>
          </table:table-cell>
          <table:table-cell table:style-name="ce1" office:value-type="string" calcext:value-type="string">
            <text:p>s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v rbx, 2</text:p>
          </table:table-cell>
          <table:table-cell table:style-name="ce2" office:value-type="string" calcext:value-type="string">
            <text:p>s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v rcx, 3</text:p>
          </table:table-cell>
          <table:table-cell table:style-name="ce3" office:value-type="string" calcext:value-type="string">
            <text:p>s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v rdx, 4</text:p>
          </table:table-cell>
          <table:table-cell table:style-name="ce4" office:value-type="string" calcext:value-type="string">
            <text:p>s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d rax, rbx</text:p>
          </table:table-cell>
          <table:table-cell table:style-name="ce5" office:value-type="string" calcext:value-type="string">
            <text:p>s4</text:p>
          </table:table-cell>
          <table:table-cell table:style-name="ce1" office:value-type="string" calcext:value-type="string">
            <text:p>s0</text:p>
          </table:table-cell>
          <table:table-cell table:style-name="ce2" office:value-type="string" calcext:value-type="string">
            <text:p>s1</text:p>
          </table:table-cell>
          <table:table-cell table:number-columns-repeated="12"/>
          <table:table-cell>
            <draw:custom-shape draw:z-index="8" draw:name="Shape 9" draw:style-name="gr4" draw:text-style-name="P1" svg:width="1.0626in" svg:height="0.3449in" svg:x="-0.0012in" svg:y="0.1673in">
              <text:p text:style-name="P1">mov rcx, 3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</table:table-row>
        <table:table-row table:style-name="ro1">
          <table:table-cell office:value-type="string" calcext:value-type="string">
            <text:p>add rcx, rdx</text:p>
          </table:table-cell>
          <table:table-cell office:value-type="string" calcext:value-type="string">
            <text:p>s5</text:p>
          </table:table-cell>
          <table:table-cell table:style-name="ce3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number-columns-repeated="6"/>
          <table:table-cell>
            <draw:custom-shape draw:z-index="4" draw:name="Shape 5" draw:style-name="gr4" draw:text-style-name="P1" svg:width="1.0626in" svg:height="0.3449in" svg:x="0.2165in" svg:y="0.0102in">
              <text:p text:style-name="P1">mov rbx, 2 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>
            <draw:custom-shape draw:z-index="9" draw:name="Shape 10" draw:style-name="gr4" draw:text-style-name="P1" svg:width="1.0626in" svg:height="0.3449in" svg:x="0.887in" svg:y="0in">
              <text:p text:style-name="P1">mov rdx, 4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3"/>
        </table:table-row>
        <table:table-row table:style-name="ro1">
          <table:table-cell office:value-type="string" calcext:value-type="string">
            <text:p>mov rcx, rbx</text:p>
          </table:table-cell>
          <table:table-cell table:style-name="ce6" office:value-type="string" calcext:value-type="string">
            <text:p>s6</text:p>
          </table:table-cell>
          <table:table-cell table:style-name="ce2" office:value-type="string" calcext:value-type="string">
            <text:p>s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 rax</text:p>
          </table:table-cell>
          <table:table-cell table:style-name="ce7" office:value-type="string" calcext:value-type="string">
            <text:p>s7</text:p>
          </table:table-cell>
          <table:table-cell table:style-name="ce5" office:value-type="string" calcext:value-type="string">
            <text:p>s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c rcx</text:p>
          </table:table-cell>
          <table:table-cell table:style-name="ce8" office:value-type="string" calcext:value-type="string">
            <text:p>s8</text:p>
          </table:table-cell>
          <table:table-cell table:style-name="ce6" office:value-type="string" calcext:value-type="string">
            <text:p>s6</text:p>
          </table:table-cell>
          <table:table-cell table:number-columns-repeated="3"/>
          <table:table-cell>
            <draw:custom-shape draw:z-index="26" draw:name="Shape 14" draw:style-name="gr3" draw:text-style-name="P2" svg:width="0.6717in" svg:height="0.3346in" svg:x="0.5232in" svg:y="0.1673in">
              <text:p text:style-name="P1">Cycle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"/>
        </table:table-row>
        <table:table-row table:style-name="ro1">
          <table:table-cell office:value-type="string" calcext:value-type="string">
            <text:p>sub rax, rbx</text:p>
          </table:table-cell>
          <table:table-cell table:style-name="ce9" office:value-type="string" calcext:value-type="string">
            <text:p>s9</text:p>
          </table:table-cell>
          <table:table-cell table:style-name="ce7" office:value-type="string" calcext:value-type="string">
            <text:p>s7</text:p>
          </table:table-cell>
          <table:table-cell table:style-name="ce2" office:value-type="string" calcext:value-type="string">
            <text:p>s1</text:p>
          </table:table-cell>
          <table:table-cell table:number-columns-repeated="5"/>
          <table:table-cell>
            <draw:custom-shape draw:z-index="1" draw:name="Shape 2" draw:style-name="gr4" draw:text-style-name="P1" svg:width="1.0626in" svg:height="0.3449in" svg:x="0.2898in" svg:y="-0.0008in">
              <text:p text:style-name="P1">add rax, rb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>
            <draw:custom-shape draw:z-index="5" draw:name="Shape 6" draw:style-name="gr4" draw:text-style-name="P1" svg:width="1.0626in" svg:height="0.3449in" svg:x="0.2685in" svg:y="-0.0008in">
              <text:p text:style-name="P1">mov rcx, rb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>
            <draw:custom-shape draw:z-index="10" draw:name="Shape 11" draw:style-name="gr4" draw:text-style-name="P1" svg:width="1.0626in" svg:height="0.3449in" svg:x="0.0528in" svg:y="0in">
              <text:p text:style-name="P1">add rcx, rd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/>
        </table:table-row>
        <table:table-row table:style-name="ro1">
          <table:table-cell office:value-type="string" calcext:value-type="string">
            <text:p>sub rcx, rdx</text:p>
          </table:table-cell>
          <table:table-cell table:style-name="ce10" office:value-type="string" calcext:value-type="string">
            <text:p>s10</text:p>
          </table:table-cell>
          <table:table-cell table:style-name="ce8" office:value-type="string" calcext:value-type="string">
            <text:p>s8</text:p>
          </table:table-cell>
          <table:table-cell table:style-name="ce4" office:value-type="string" calcext:value-type="string">
            <text:p>s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 rax, rcx</text:p>
          </table:table-cell>
          <table:table-cell office:value-type="string" calcext:value-type="string">
            <text:p>s11</text:p>
          </table:table-cell>
          <table:table-cell table:style-name="ce9" office:value-type="string" calcext:value-type="string">
            <text:p>s9</text:p>
          </table:table-cell>
          <table:table-cell table:style-name="ce10" office:value-type="string" calcext:value-type="string">
            <text:p>s10</text:p>
          </table:table-cell>
          <table:table-cell table:number-columns-repeated="13"/>
        </table:table-row>
        <table:table-row table:style-name="ro1">
          <table:table-cell table:number-columns-repeated="6"/>
          <table:table-cell>
            <draw:custom-shape draw:z-index="27" draw:name="Shape 15" draw:style-name="gr3" draw:text-style-name="P2" svg:width="0.6717in" svg:height="0.3346in" svg:x="0.5232in" svg:y="0.1673in">
              <text:p text:style-name="P1">Cycle 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2" draw:name="Shape 3" draw:style-name="gr4" draw:text-style-name="P1" svg:width="1.0626in" svg:height="0.3449in" svg:x="0.2925in" svg:y="0.1669in">
              <text:p text:style-name="P1">inc ra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7"/>
        </table:table-row>
        <table:table-row table:style-name="ro1">
          <table:table-cell table:number-columns-repeated="12"/>
          <table:table-cell>
            <draw:custom-shape draw:z-index="6" draw:name="Shape 7" draw:style-name="gr4" draw:text-style-name="P1" svg:width="1.0626in" svg:height="0.3449in" svg:x="0.2476in" svg:y="0.0004in">
              <text:p text:style-name="P1">dec rc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>
            <draw:custom-shape draw:z-index="28" draw:name="Shape 16" draw:style-name="gr3" draw:text-style-name="P2" svg:width="0.6717in" svg:height="0.3346in" svg:x="0.5232in" svg:y="0in">
              <text:p text:style-name="P1">Cycle 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3" draw:name="Shape 4" draw:style-name="gr5" draw:text-style-name="P1" svg:width="1.0626in" svg:height="0.3457in" svg:x="0.1823in" svg:y="0.0098in">
              <text:p text:style-name="P1">sub rax, rb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>
            <draw:custom-shape draw:z-index="7" draw:name="Shape 8" draw:style-name="gr4" draw:text-style-name="P1" svg:width="1.0626in" svg:height="0.3449in" svg:x="0.2189in" svg:y="0.0106in">
              <text:p text:style-name="P1">sub rcx, rd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>
            <draw:custom-shape draw:z-index="11" draw:name="Shape 12" draw:style-name="gr4" draw:text-style-name="P1" svg:width="1.0626in" svg:height="0.3449in" svg:x="0.552in" svg:y="0.1665in">
              <text:p text:style-name="P1">sub rax, rcx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custom-shape draw:z-index="29" draw:name="Shape 17" draw:style-name="gr3" draw:text-style-name="P2" svg:width="0.6717in" svg:height="0.3346in" svg:x="0.5449in" svg:y="0.0004in">
              <text:p text:style-name="P1">Cycle 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0:45:52.519000000</meta:creation-date>
    <dc:date>2024-02-04T22:01:01.265000000</dc:date>
    <meta:editing-duration>PT1H15M8S</meta:editing-duration>
    <meta:editing-cycles>2</meta:editing-cycles>
    <meta:generator>LibreOffice/7.6.1.2$Windows_X86_64 LibreOffice_project/f5defcebd022c5bc36bbb79be232cb6926d8f674</meta:generator>
    <meta:document-statistic meta:table-count="1" meta:cell-count="41" meta:object-count="30"/>
  </office:meta>
</office:document-meta>
</file>